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0.865cm"/>
    </style:style>
    <style:style style:name="co3" style:family="table-column">
      <style:table-column-properties fo:break-before="auto" style:column-width="5.015cm"/>
    </style:style>
    <style:style style:name="co4" style:family="table-column">
      <style:table-column-properties fo:break-before="auto" style:column-width="9.809cm"/>
    </style:style>
    <style:style style:name="co5" style:family="table-column">
      <style:table-column-properties fo:break-before="auto" style:column-width="11.649cm"/>
    </style:style>
    <style:style style:name="co6" style:family="table-column">
      <style:table-column-properties fo:break-before="auto" style:column-width="2.7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/>
          <table:table-cell table:style-name="ce2" office:value-type="string" calcext:value-type="string">
            <text:p>Both clients</text:p>
          </table:table-cell>
          <table:table-cell table:style-name="ce2" office:value-type="string" calcext:value-type="string">
            <text:p>Priority [high, medium, low]</text:p>
          </table:table-cell>
          <table:table-cell/>
          <table:table-cell table:style-name="ce2" office:value-type="string" calcext:value-type="string">
            <text:p>Web client</text:p>
          </table:table-cell>
          <table:table-cell table:number-columns-repeated="2"/>
          <table:table-cell table:style-name="ce2" office:value-type="string" calcext:value-type="string">
            <text:p>Python client</text:p>
          </table:table-cell>
          <table:table-cell table:number-columns-repeated="2"/>
          <table:table-cell table:style-name="ce2" office:value-type="string" calcext:value-type="string">
            <text:p>Roles</text:p>
          </table:table-cell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s a user I want to browse online data and search for it by providing name, status, …</text:p>
          </table:table-cell>
          <table:table-cell table:number-columns-repeated="2"/>
          <table:table-cell office:value-type="string" calcext:value-type="string">
            <text:p>As a user I want to access IDODS service from the browser</text:p>
          </table:table-cell>
          <table:table-cell table:number-columns-repeated="2"/>
          <table:table-cell office:value-type="string" calcext:value-type="string">
            <text:p>As a user I want to access IDODS service by using python scripts</text:p>
          </table:table-cell>
          <table:table-cell table:number-columns-repeated="2"/>
          <table:table-cell office:value-type="string" calcext:value-type="string">
            <text:p>user</text:p>
          </table:table-cell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s a user I want to browse offline data from the »view of« inventory</text:p>
          </table:table-cell>
          <table:table-cell table:number-columns-repeated="8"/>
          <table:table-cell office:value-type="string" calcext:value-type="string">
            <text:p>authorized user = authu</text:p>
          </table:table-cell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s a user I want to search for offline data by providing inventory name, gap, phases, time, method, status, …</text:p>
          </table:table-cell>
          <table:table-cell table:number-columns-repeated="8"/>
          <table:table-cell office:value-type="string" calcext:value-type="string">
            <text:p>admin</text:p>
          </table:table-cell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s a user I want for search to allow me searching by using * and ? Characters</text:p>
          </table:table-cell>
          <table:table-cell table:number-columns-repeated="9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s an authu I want to update description and status of saved offline data</text:p>
          </table:table-cell>
          <table:table-cell table:number-columns-repeated="9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s an authu I want to save multiple offline data to the same device in the inventory</text:p>
          </table:table-cell>
          <table:table-cell table:number-columns-repeated="9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As an authu I want to save offline data with all the properties defined in a DB table</text:p>
          </table:table-cell>
          <table:table-cell table:number-columns-repeated="9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s an authu I want to select data method from dropdown when saving new offline data</text:p>
          </table:table-cell>
          <table:table-cell table:number-columns-repeated="9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As an authu I want to save new data method so it can be used for saving new offline data</text:p>
          </table:table-cell>
          <table:table-cell table:number-columns-repeated="9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s an authu I want to save device to installation after it has been installed in the field</text:p>
          </table:table-cell>
          <table:table-cell table:number-columns-repeated="9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s an authu I want to select component type from the dropdown when saving device into installation</text:p>
          </table:table-cell>
          <table:table-cell table:number-columns-repeated="9"/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s an authu I want to set a name to installed device that can be different from its inventory name</text:p>
          </table:table-cell>
          <table:table-cell table:number-columns-repeated="9"/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s an authu I want to save device into inventory with all the properties defined in the DB table</text:p>
          </table:table-cell>
          <table:table-cell table:number-columns-repeated="9"/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s an authu I want to set unique name when saving device into inventory</text:p>
          </table:table-cell>
          <table:table-cell table:number-columns-repeated="9"/>
        </table:table-row>
        <table:table-row table:style-name="ro4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As an authu I want to select a component type from dropdown when saving device into inventory</text:p>
          </table:table-cell>
          <table:table-cell table:number-columns-repeated="9"/>
        </table:table-row>
        <table:table-row table:style-name="ro4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s an authu I want to select a vendor from a dropdown when saving device into inventory</text:p>
          </table:table-cell>
          <table:table-cell table:number-columns-repeated="9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As a user I want to find device from a tree with project on the first level, beamlines on the second level and devices on a third level</text:p>
          </table:table-cell>
          <table:table-cell table:number-columns-repeated="9"/>
        </table:table-row>
        <table:table-row table:style-name="ro4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As a user I want to find device from a tree with cells on the first level, girders on a second level and devices on a third level</text:p>
          </table:table-cell>
          <table:table-cell table:number-columns-repeated="9"/>
        </table:table-row>
        <table:table-row table:style-name="ro4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s an authu I want to save all the device properties in the position tree</text:p>
          </table:table-cell>
          <table:table-cell table:number-columns-repeated="9"/>
        </table:table-row>
        <table:table-row table:style-name="ro4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s a user I want to see the second tree properties in a table format when navigating the first tree and vice versa</text:p>
          </table:table-cell>
          <table:table-cell table:number-columns-repeated="9"/>
        </table:table-row>
        <table:table-row table:style-name="ro4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s an authu I want to save multiple online data to the same installed device</text:p>
          </table:table-cell>
          <table:table-cell table:number-columns-repeated="9"/>
        </table:table-row>
        <table:table-row table:style-name="ro4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s an authu I want to link installed device to a device in the inventory</text:p>
          </table:table-cell>
          <table:table-cell table:number-columns-repeated="9"/>
        </table:table-row>
        <table:table-row table:style-name="ro4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As an authu I want to update install-inventory map to reflect relocation</text:p>
          </table:table-cell>
          <table:table-cell table:number-columns-repeated="9"/>
        </table:table-row>
        <table:table-row table:style-name="ro4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s an authu I want all online data to be erased when updating the map between installation and inventory</text:p>
          </table:table-cell>
          <table:table-cell table:number-columns-repeated="9"/>
        </table:table-row>
        <table:table-row table:style-name="ro4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s an authu I want to upload online data that can be a couple of 100 MB large</text:p>
          </table:table-cell>
          <table:table-cell table:number-columns-repeated="9"/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As an authu I want to upload big online data file separately. Only the file url is saved into DB</text:p>
          </table:table-cell>
          <table:table-cell table:number-columns-repeated="9"/>
        </table:table-row>
        <table:table-row table:style-name="ro4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s an authu I want to upload big online data file in a direct and efficient way in both clients</text:p>
          </table:table-cell>
          <table:table-cell table:number-columns-repeated="9"/>
        </table:table-row>
        <table:table-row table:style-name="ro4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s an authu I want to update description and status of saved online data</text:p>
          </table:table-cell>
          <table:table-cell table:number-columns-repeated="9"/>
        </table:table-row>
        <table:table-row table:style-name="ro4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s a user I want to browse through devices in the inventory with all its properties</text:p>
          </table:table-cell>
          <table:table-cell table:number-columns-repeated="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4:20:10.545000000</meta:creation-date>
    <meta:generator>LibreOffice/4.1.3.2$Windows_x86 LibreOffice_project/70feb7d99726f064edab4605a8ab840c50ec57a</meta:generator>
    <dc:date>2014-01-31T13:13:47.780000000</dc:date>
    <meta:editing-duration>PT1H3M24S</meta:editing-duration>
    <meta:editing-cycles>41</meta:editing-cycles>
    <meta:document-statistic meta:table-count="1" meta:cell-count="74" meta:object-count="0"/>
  </office:meta>
</office:document-meta>
</file>